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mic Sans MS" svg:font-family="&quot;Comic Sans MS&quot;"/>
    <style:font-face style:name="Verdana" svg:font-family="Verdana"/>
  </office:font-face-decls>
  <office:automatic-styles>
    <style:style style:name="ce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 style:font-family-generic="swiss"/>
    </style:style>
    <style:style style:name="ce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8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9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11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1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3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32_2" style:data-style-name="N0">
      <style:table-cell-properties style:vertical-align="top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2" style:family="table-cell" style:parent-style-name="Normal_32_2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Normal_32_2" style:data-style-name="N3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32_2" style:data-style-name="N4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5" style:family="table-cell" style:parent-style-name="Normal_32_2" style:data-style-name="N3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6" style:family="table-cell" style:parent-style-name="Normal_32_2" style:data-style-name="N4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8" style:family="table-cell" style:parent-style-name="Normal_32_2" style:data-style-name="N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9" style:family="table-cell" style:parent-style-name="Normal_32_2" style:data-style-name="N4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40" style:family="table-cell" style:parent-style-name="Normal_32_2" style:data-style-name="N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Normal_32_2" style:data-style-name="N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42" style:family="table-cell" style:parent-style-name="Normal_32_2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Normal_32_2" style:data-style-name="N2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44" style:family="table-cell" style:parent-style-name="Normal_32_2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4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46" style:family="table-cell" style:parent-style-name="Normal_32_2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47" style:family="table-cell" style:parent-style-name="Normal_32_2" style:data-style-name="N3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Normal_32_2" style:data-style-name="N3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0" style:family="table-cell" style:parent-style-name="Normal_32_2" style:data-style-name="N3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2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3" style:family="table-cell" style:parent-style-name="Normal_32_2" style:data-style-name="N4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54" style:family="table-cell" style:parent-style-name="Normal_32_2" style:data-style-name="N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55" style:family="table-cell" style:parent-style-name="Normal_32_2" style:data-style-name="N2">
      <style:table-cell-properties style:vertical-align="automatic" fo:background-color="transparent" style:cell-protect="protected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o1" style:family="table-column">
      <style:table-column-properties fo:break-before="auto" style:column-width="14.92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21A2019M00A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6379" table:default-cell-style-name="ce4"/>
        <table:table-row table:style-name="ro1">
          <table:table-cell office:value-type="string" table:style-name="ce1">
            <text:p>sadei</text:p>
          </table:table-cell>
          <table:table-cell table:number-columns-repeated="3" table:style-name="ce2"/>
          <table:table-cell table:style-name="ce3"/>
          <table:table-cell table:number-columns-repeated="16379" table:style-name="ce4"/>
        </table:table-row>
        <table:table-row table:style-name="ro2">
          <table:table-cell table:style-name="ce5"/>
          <table:table-cell table:number-columns-repeated="3" table:style-name="ce6"/>
          <table:table-cell table:style-name="ce7"/>
          <table:table-cell table:number-columns-repeated="16379" table:style-name="ce4"/>
        </table:table-row>
        <table:table-row table:style-name="ro3">
          <table:table-cell office:value-type="string" table:style-name="ce8">
            <text:p>Resultados de las Elecciones a la Junta General del Principado de Asturias</text:p>
          </table:table-cell>
          <table:table-cell table:number-columns-repeated="3" table:style-name="ce9"/>
          <table:table-cell table:style-name="ce10"/>
          <table:table-cell table:number-columns-repeated="16379" table:style-name="ce4"/>
        </table:table-row>
        <table:table-row table:style-name="ro3">
          <table:table-cell office:value-type="string" table:style-name="ce11">
            <text:p>26 de Mayo de 2019</text:p>
          </table:table-cell>
          <table:table-cell table:number-columns-repeated="3" table:style-name="ce12"/>
          <table:table-cell table:style-name="ce7"/>
          <table:table-cell table:number-columns-repeated="2" table:style-name="ce6"/>
          <table:table-cell table:number-columns-repeated="7" table:style-name="ce12"/>
          <table:table-cell table:number-columns-repeated="16370" table:style-name="ce6"/>
        </table:table-row>
        <table:table-row table:style-name="ro3">
          <table:table-cell office:value-type="string" table:style-name="ce13">
            <text:p>ASTURIAS</text:p>
          </table:table-cell>
          <table:table-cell table:number-columns-repeated="3" table:style-name="ce14"/>
          <table:table-cell table:style-name="ce15"/>
          <table:table-cell table:number-columns-repeated="2" table:style-name="ce4"/>
          <table:table-cell table:number-columns-repeated="6" table:style-name="ce14"/>
          <table:table-cell table:style-name="ce16"/>
          <table:table-cell table:number-columns-repeated="16370" table:style-name="ce4"/>
        </table:table-row>
        <table:table-row table:style-name="ro2">
          <table:table-cell table:style-name="ce17"/>
          <table:table-cell table:number-columns-repeated="3" table:style-name="ce18"/>
          <table:table-cell table:style-name="ce19"/>
          <table:table-cell table:number-columns-repeated="2" table:style-name="ce4"/>
          <table:table-cell table:number-columns-repeated="6" table:style-name="ce14"/>
          <table:table-cell table:style-name="ce16"/>
          <table:table-cell table:number-columns-repeated="3" table:style-name="ce6"/>
          <table:table-cell table:number-columns-repeated="16367"/>
        </table:table-row>
        <table:table-row table:style-name="ro4">
          <table:table-cell table:style-name="ce20"/>
          <table:table-cell office:value-type="string" table:style-name="ce21">
            <text:p>Número</text:p>
          </table:table-cell>
          <table:table-cell office:value-type="string" table:style-name="ce22">
            <text:p>% sobre el total de votos válidos</text:p>
          </table:table-cell>
          <table:table-cell office:value-type="string" table:style-name="ce23">
            <text:p>% sobre el total del censo</text:p>
          </table:table-cell>
          <table:table-cell office:value-type="string" table:style-name="ce21">
            <text:p>Diputados</text:p>
          </table:table-cell>
          <table:table-cell table:number-columns-repeated="2" table:style-name="ce4"/>
          <table:table-cell table:style-name="ce6"/>
          <table:table-cell table:style-name="ce24"/>
          <table:table-cell table:number-columns-repeated="3" table:style-name="ce6"/>
          <table:table-cell table:number-columns-repeated="2" table:style-name="ce24"/>
          <table:table-cell table:number-columns-repeated="3" table:style-name="ce6"/>
          <table:table-cell table:number-columns-repeated="16367"/>
        </table:table-row>
        <table:table-row table:style-name="ro5">
          <table:table-cell table:style-name="ce25"/>
          <table:table-cell table:style-name="ce24"/>
          <table:table-cell table:number-columns-repeated="2" table:style-name="ce16"/>
          <table:table-cell table:style-name="ce7"/>
          <table:table-cell table:number-columns-repeated="2" table:style-name="ce4"/>
          <table:table-cell table:style-name="ce6"/>
          <table:table-cell table:style-name="ce24"/>
          <table:table-cell table:number-columns-repeated="3" table:style-name="ce6"/>
          <table:table-cell table:number-columns-repeated="2" table:style-name="ce24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26">
            <text:p>Diputados a elegir</text:p>
          </table:table-cell>
          <table:table-cell table:number-columns-repeated="3" table:style-name="ce27"/>
          <table:table-cell office:value-type="float" office:value="45" table:style-name="ce28">
            <text:p>45</text:p>
          </table:table-cell>
          <table:table-cell table:number-columns-repeated="2" table:style-name="ce4"/>
          <table:table-cell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table:style-name="ce30"/>
          <table:table-cell table:number-columns-repeated="3" table:style-name="ce4"/>
          <table:table-cell table:style-name="ce31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2">
            <text:p>Censo electoral</text:p>
          </table:table-cell>
          <table:table-cell office:value-type="float" office:value="973737" table:style-name="ce33">
            <text:p>973.737</text:p>
          </table:table-cell>
          <table:table-cell table:style-name="ce7"/>
          <table:table-cell office:value-type="float" office:value="100" table:style-name="ce34">
            <text:p>100,00</text:p>
          </table:table-cell>
          <table:table-cell table:style-name="ce7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12">
            <text:p>Votos emitidos</text:p>
          </table:table-cell>
          <table:table-cell office:value-type="float" office:value="536734" table:style-name="ce35">
            <text:p>536.734</text:p>
          </table:table-cell>
          <table:table-cell table:style-name="ce7"/>
          <table:table-cell office:value-type="float" office:value="55.121043977994056" table:formula="of:=[.B12]/[.B11]*100" table:style-name="ce36">
            <text:p>55,12</text:p>
          </table:table-cell>
          <table:table-cell table:style-name="ce7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7">
            <text:p>Abstención</text:p>
          </table:table-cell>
          <table:table-cell office:value-type="float" office:value="437003" table:style-name="ce38">
            <text:p>437.003</text:p>
          </table:table-cell>
          <table:table-cell table:style-name="ce28"/>
          <table:table-cell office:value-type="float" office:value="44.878956022005944" table:formula="of:=[.B13]/[.B11]*100" table:style-name="ce39">
            <text:p>44,88</text:p>
          </table:table-cell>
          <table:table-cell table:style-name="ce28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2">
            <text:p><text:s/></text:p>
          </table:table-cell>
          <table:table-cell table:style-name="ce35"/>
          <table:table-cell table:number-columns-repeated="3" table:style-name="ce29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2">
            <text:p>Votos emitidos</text:p>
          </table:table-cell>
          <table:table-cell office:value-type="float" office:value="536734" table:style-name="ce33">
            <text:p>536.734</text:p>
          </table:table-cell>
          <table:table-cell table:style-name="ce29"/>
          <table:table-cell office:value-type="float" office:value="55.121043977994056" table:formula="of:=[.B15]/[.B11]*100" table:style-name="ce40">
            <text:p>55,12</text:p>
          </table:table-cell>
          <table:table-cell table:style-name="ce29"/>
          <table:table-cell table:number-columns-repeated="3" table:style-name="ce6"/>
          <table:table-cell table:number-columns-repeated="2" table:style-name="ce29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12">
            <text:p>Votos a candidaturas</text:p>
          </table:table-cell>
          <table:table-cell office:value-type="float" office:value="525846" table:style-name="ce35">
            <text:p>525.846</text:p>
          </table:table-cell>
          <table:table-cell table:style-name="ce29"/>
          <table:table-cell office:value-type="float" office:value="54.002877573718564" table:formula="of:=[.B16]/[.B11]*100" table:style-name="ce41">
            <text:p>54,00</text:p>
          </table:table-cell>
          <table:table-cell table:style-name="ce29"/>
          <table:table-cell table:number-columns-repeated="2" table:style-name="ce6"/>
          <table:table-cell table:number-columns-repeated="3" table:style-name="ce12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12">
            <text:p>Votos en blanco</text:p>
          </table:table-cell>
          <table:table-cell office:value-type="float" office:value="5858" table:style-name="ce35">
            <text:p>5.858</text:p>
          </table:table-cell>
          <table:table-cell table:style-name="ce29"/>
          <table:table-cell office:value-type="float" office:value="0.6015998159667344" table:formula="of:=[.B17]/[.B11]*100" table:style-name="ce41">
            <text:p>0,60</text:p>
          </table:table-cell>
          <table:table-cell table:style-name="ce29"/>
          <table:table-cell table:number-columns-repeated="3" table:style-name="ce6"/>
          <table:table-cell table:style-name="ce42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7">
            <text:p>Votos nulos</text:p>
          </table:table-cell>
          <table:table-cell office:value-type="float" office:value="5030" table:style-name="ce38">
            <text:p>5.030</text:p>
          </table:table-cell>
          <table:table-cell table:style-name="ce28"/>
          <table:table-cell office:value-type="float" office:value="0.51656658830875279" table:formula="of:=[.B18]/[.B11]*100" table:style-name="ce43">
            <text:p>0,52</text:p>
          </table:table-cell>
          <table:table-cell table:style-name="ce28"/>
          <table:table-cell table:number-columns-repeated="3" table:style-name="ce6"/>
          <table:table-cell table:style-name="ce42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2">
            <text:p><text:s/></text:p>
          </table:table-cell>
          <table:table-cell table:style-name="ce35"/>
          <table:table-cell table:number-columns-repeated="3" table:style-name="ce29"/>
          <table:table-cell table:number-columns-repeated="2" table:style-name="ce4"/>
          <table:table-cell table:style-name="ce6"/>
          <table:table-cell table:style-name="ce42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32">
            <text:p>Votos válidos</text:p>
          </table:table-cell>
          <table:table-cell office:value-type="float" office:value="531704" table:formula="of:=SUM([.B21:.B32])" table:style-name="ce33">
            <text:p>531.704</text:p>
          </table:table-cell>
          <table:table-cell office:value-type="float" office:value="100" table:style-name="ce44">
            <text:p>100,00</text:p>
          </table:table-cell>
          <table:table-cell office:value-type="float" office:value="54.6044773896853" table:formula="of:=[.B20]/[.B11]*100" table:style-name="ce34">
            <text:p>54,60</text:p>
          </table:table-cell>
          <table:table-cell table:style-name="ce42"/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Partido Socialista Obrero Español (PSOE)</text:p>
          </table:table-cell>
          <table:table-cell office:value-type="float" office:value="187462" table:style-name="ce47">
            <text:p>187.462</text:p>
          </table:table-cell>
          <table:table-cell office:value-type="float" office:value="35.256834629794021" table:formula="of:=[.B21]/[.B$20]*100" table:style-name="ce46">
            <text:p>35,26</text:p>
          </table:table-cell>
          <table:table-cell office:value-type="float" office:value="19.251810293744615" table:formula="of:=[.B21]/[.B$11]*100" table:style-name="ce36">
            <text:p>19,25</text:p>
          </table:table-cell>
          <table:table-cell office:value-type="float" office:value="20" table:style-name="ce29">
            <text:p>20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Partido Popular (PP)</text:p>
          </table:table-cell>
          <table:table-cell office:value-type="float" office:value="93147" table:style-name="ce35">
            <text:p>93.147</text:p>
          </table:table-cell>
          <table:table-cell office:value-type="float" office:value="17.5185817672991" table:formula="of:=[.B22]/[.B$20]*100" table:style-name="ce46">
            <text:p>17,52</text:p>
          </table:table-cell>
          <table:table-cell office:value-type="float" office:value="9.565930020118369" table:formula="of:=[.B22]/[.B$11]*100" table:style-name="ce36">
            <text:p>9,57</text:p>
          </table:table-cell>
          <table:table-cell office:value-type="float" office:value="10" table:style-name="ce48">
            <text:p>10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Ciudadanos-Partido de la Ciudadanía (C's)</text:p>
          </table:table-cell>
          <table:table-cell office:value-type="float" office:value="74271" table:style-name="ce35">
            <text:p>74.271</text:p>
          </table:table-cell>
          <table:table-cell office:value-type="float" office:value="13.968486225418655" table:formula="of:=[.B23]/[.B$20]*100" table:style-name="ce46">
            <text:p>13,97</text:p>
          </table:table-cell>
          <table:table-cell office:value-type="float" office:value="7.6274189026400343" table:formula="of:=[.B23]/[.B$11]*100" table:style-name="ce36">
            <text:p>7,63</text:p>
          </table:table-cell>
          <table:table-cell office:value-type="float" office:value="5" table:style-name="ce29">
            <text:p>5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Podemos Asturies (PODEMOS ASTURIES)</text:p>
          </table:table-cell>
          <table:table-cell office:value-type="float" office:value="58674" table:style-name="ce47">
            <text:p>58.674</text:p>
          </table:table-cell>
          <table:table-cell office:value-type="float" office:value="11.035087191369634" table:formula="of:=[.B24]/[.B$20]*100" table:style-name="ce46">
            <text:p>11,04</text:p>
          </table:table-cell>
          <table:table-cell office:value-type="float" office:value="6.0256516903434916" table:formula="of:=[.B24]/[.B$11]*100" table:style-name="ce36">
            <text:p>6,03</text:p>
          </table:table-cell>
          <table:table-cell office:value-type="float" office:value="4" table:style-name="ce48">
            <text:p>4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Asturias por la Izquierda‐Asturies pela Izquierda (IU‐IAS)</text:p>
          </table:table-cell>
          <table:table-cell office:value-type="float" office:value="35174" table:style-name="ce47">
            <text:p>35.174</text:p>
          </table:table-cell>
          <table:table-cell office:value-type="float" office:value="6.6153348479605185" table:formula="of:=[.B25]/[.B$20]*100" table:style-name="ce46">
            <text:p>6,62</text:p>
          </table:table-cell>
          <table:table-cell office:value-type="float" office:value="3.6122690213065747" table:formula="of:=[.B25]/[.B$11]*100" table:style-name="ce36">
            <text:p>3,61</text:p>
          </table:table-cell>
          <table:table-cell office:value-type="float" office:value="2" table:style-name="ce48">
            <text:p>2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Foro de Ciudadanos (FAC)</text:p>
          </table:table-cell>
          <table:table-cell office:value-type="float" office:value="34687" table:style-name="ce35">
            <text:p>34.687</text:p>
          </table:table-cell>
          <table:table-cell office:value-type="float" office:value="6.5237425334396582" table:formula="of:=[.B26]/[.B$20]*100" table:style-name="ce46">
            <text:p>6,52</text:p>
          </table:table-cell>
          <table:table-cell office:value-type="float" office:value="3.5622555166333414" table:formula="of:=[.B26]/[.B$11]*100" table:style-name="ce36">
            <text:p>3,56</text:p>
          </table:table-cell>
          <table:table-cell office:value-type="float" office:value="2" table:style-name="ce29">
            <text:p>2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Vox (VOX)</text:p>
          </table:table-cell>
          <table:table-cell office:value-type="float" office:value="34210" table:style-name="ce49">
            <text:p>34.210</text:p>
          </table:table-cell>
          <table:table-cell office:value-type="float" office:value="6.4340309645968432" table:formula="of:=[.B27]/[.B$20]*100" table:style-name="ce46">
            <text:p>6,43</text:p>
          </table:table-cell>
          <table:table-cell office:value-type="float" office:value="3.5132689833086346" table:formula="of:=[.B27]/[.B$11]*100" table:style-name="ce36">
            <text:p>3,51</text:p>
          </table:table-cell>
          <table:table-cell office:value-type="float" office:value="2" table:style-name="ce29">
            <text:p>2</text:p>
          </table:table-cell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Partido Antitaurino Contra el Maltrato Animal (PACMA)</text:p>
          </table:table-cell>
          <table:table-cell office:value-type="float" office:value="3426" table:style-name="ce35">
            <text:p>3.426</text:p>
          </table:table-cell>
          <table:table-cell office:value-type="float" office:value="0.64434346929870756" table:formula="of:=[.B28]/[.B$20]*100" table:style-name="ce46">
            <text:p>0,64</text:p>
          </table:table-cell>
          <table:table-cell office:value-type="float" office:value="0.35184038400512663" table:formula="of:=[.B28]/[.B$11]*100" table:style-name="ce36">
            <text:p>0,35</text:p>
          </table:table-cell>
          <table:table-cell table:style-name="ce7"/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Verdes-Equo (V-Q)</text:p>
          </table:table-cell>
          <table:table-cell office:value-type="float" office:value="2128" table:style-name="ce35">
            <text:p>2.128</text:p>
          </table:table-cell>
          <table:table-cell office:value-type="float" office:value="0.40022268028828073" table:formula="of:=[.B29]/[.B$20]*100" table:style-name="ce46">
            <text:p>0,40</text:p>
          </table:table-cell>
          <table:table-cell office:value-type="float" office:value="0.21853950296640673" table:formula="of:=[.B29]/[.B$11]*100" table:style-name="ce36">
            <text:p>0,22</text:p>
          </table:table-cell>
          <table:table-cell table:style-name="ce29"/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Andecha Astur (ANDECHA)</text:p>
          </table:table-cell>
          <table:table-cell office:value-type="float" office:value="1584" table:style-name="ce35">
            <text:p>1.584</text:p>
          </table:table-cell>
          <table:table-cell office:value-type="float" office:value="0.2979101154025548" table:formula="of:=[.B30]/[.B$20]*100" table:style-name="ce46">
            <text:p>0,30</text:p>
          </table:table-cell>
          <table:table-cell office:value-type="float" office:value="0.16267226160657344" table:formula="of:=[.B30]/[.B$11]*100" table:style-name="ce36">
            <text:p>0,16</text:p>
          </table:table-cell>
          <table:table-cell table:style-name="ce7"/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Partido Comunista de los Trabajadores de España (PCTE)</text:p>
          </table:table-cell>
          <table:table-cell office:value-type="float" office:value="1083" table:style-name="ce35">
            <text:p>1.083</text:p>
          </table:table-cell>
          <table:table-cell office:value-type="float" office:value="0.20368475693242857" table:formula="of:=[.B31]/[.B$20]*100" table:style-name="ce46">
            <text:p>0,20</text:p>
          </table:table-cell>
          <table:table-cell office:value-type="float" office:value="0.11122099704540342" table:formula="of:=[.B31]/[.B$11]*100" table:style-name="ce36">
            <text:p>0,11</text:p>
          </table:table-cell>
          <table:table-cell table:style-name="ce7"/>
          <table:table-cell table:number-columns-repeated="2" table:style-name="ce4"/>
          <table:table-cell table:style-name="ce6"/>
          <table:table-cell table:style-name="ce29"/>
          <table:table-cell table:style-name="ce7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6">
          <table:table-cell office:value-type="string" table:style-name="ce45">
            <text:p>Votos en blanco</text:p>
          </table:table-cell>
          <table:table-cell office:value-type="float" office:value="5858" table:style-name="ce35">
            <text:p>5.858</text:p>
          </table:table-cell>
          <table:table-cell office:value-type="float" office:value="1.1017408181995998" table:formula="of:=[.B32]/[.B$20]*100" table:style-name="ce46">
            <text:p>1,10</text:p>
          </table:table-cell>
          <table:table-cell office:value-type="float" office:value="0.6015998159667344" table:formula="of:=[.B32]/[.B$11]*100" table:style-name="ce36">
            <text:p>0,60</text:p>
          </table:table-cell>
          <table:table-cell table:style-name="ce7"/>
          <table:table-cell table:number-columns-repeated="2" table:style-name="ce4"/>
          <table:table-cell table:number-columns-repeated="3" table:style-name="ce12"/>
          <table:table-cell table:number-columns-repeated="2" table:style-name="ce6"/>
          <table:table-cell table:number-columns-repeated="2" table:style-name="ce12"/>
          <table:table-cell table:number-columns-repeated="3" table:style-name="ce6"/>
          <table:table-cell table:number-columns-repeated="16367"/>
        </table:table-row>
        <table:table-row table:style-name="ro5">
          <table:table-cell office:value-type="string" table:style-name="ce51">
            <text:p><text:s/></text:p>
          </table:table-cell>
          <table:table-cell table:style-name="ce52"/>
          <table:table-cell table:style-name="ce53"/>
          <table:table-cell table:style-name="ce54"/>
          <table:table-cell table:style-name="ce3"/>
          <table:table-cell table:number-columns-repeated="16379"/>
        </table:table-row>
        <table:table-row table:style-name="ro5">
          <table:table-cell office:value-type="string" table:style-name="ce30">
            <text:p><text:s/></text:p>
          </table:table-cell>
          <table:table-cell table:style-name="ce50"/>
          <table:table-cell table:style-name="ce46"/>
          <table:table-cell table:style-name="ce55"/>
          <table:table-cell table:style-name="ce31"/>
          <table:table-cell table:number-columns-repeated="16379"/>
        </table:table-row>
        <table:table-row table:style-name="ro5">
          <table:table-cell office:value-type="string" table:style-name="ce4">
            <text:p>Año de referencia: 2019</text:p>
          </table:table-cell>
          <table:table-cell table:number-columns-repeated="3" table:style-name="ce4"/>
          <table:table-cell table:style-name="ce31"/>
          <table:table-cell table:number-columns-repeated="16379"/>
        </table:table-row>
        <table:table-row table:style-name="ro2">
          <table:table-cell office:value-type="string" table:style-name="ce4">
            <text:p>Fuente: Ministerio del Interior. Elaborado por SADEI</text:p>
          </table:table-cell>
          <table:table-cell table:number-columns-repeated="3" table:style-name="ce4"/>
          <table:table-cell table:style-name="ce31"/>
          <table:table-cell table:number-columns-repeated="16379"/>
        </table:table-row>
        <table:table-row table:style-name="ro2">
          <table:table-cell office:value-type="string" table:style-name="ce4">
            <text:p>Tipo de datos: Definitivos</text:p>
          </table:table-cell>
          <table:table-cell table:number-columns-repeated="3" table:style-name="ce4"/>
          <table:table-cell table:style-name="ce31"/>
          <table:table-cell table:number-columns-repeated="16379"/>
        </table:table-row>
        <table:table-row table:style-name="ro2">
          <table:table-cell office:value-type="string" table:style-name="ce4">
            <text:p>Última actualización: 05/06/2019</text:p>
          </table:table-cell>
          <table:table-cell table:number-columns-repeated="3" table:style-name="ce4"/>
          <table:table-cell table:style-name="ce31"/>
          <table:table-cell table:number-columns-repeated="16379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mic Sans MS" svg:font-family="&quot;Comic Sans MS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omic Sans MS" style:font-name-asian="Comic Sans MS" style:font-name-complex="Comic Sans MS" fo:font-size="9pt" style:font-size-asian="9pt" style:font-size-complex="9pt" style:font-family-generic="script"/>
    </style:style>
  </office:styles>
  <office:automatic-styles>
    <style:page-layout style:name="pm1">
      <style:page-layout-properties fo:margin-top="0in" fo:margin-bottom="0in" fo:margin-left="0.748031496062992in" fo:margin-right="0.748031496062992in" style:print-orientation="portrait" style:print-page-order="ttb" style:first-page-number="continue" style:scale-to="59%" style:table-centering="none" style:print="objects charts drawings"/>
      <style:header-style>
        <style:header-footer-properties fo:min-height="0.984251968503937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sultados de las Elecciones a la Junta General del Principado de Asturias-24 de Mayo de 2015</dc:title>
    <dc:subject/>
    <meta:initial-creator>sadei</meta:initial-creator>
    <dc:creator>José Antonio Garmón</dc:creator>
    <meta:creation-date>2000-08-09T12:17:04Z</meta:creation-date>
    <dc:date>2020-05-25T12:28:43Z</dc:date>
    <meta:print-date>2009-09-24T10:47:59Z</meta:print-date>
  </office:meta>
</office:document-meta>
</file>